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C0000000C16B2FB2DE22DAF00.png" manifest:media-type="image/png"/>
  <manifest:file-entry manifest:full-path="Pictures/100000010000000C0000000C551750D4A8E7375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roman"/>
    <style:font-face style:name="Inherit" svg:font-family="Inheri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</office:font-face-decls>
  <office:automatic-styles>
    <style:style style:name="Table2" style:family="table">
      <style:table-properties style:width="15.265cm" fo:margin-left="-0.199cm" table:align="left" style:writing-mode="lr-tb"/>
    </style:style>
    <style:style style:name="Table2.A" style:family="table-column">
      <style:table-column-properties style:column-width="15.26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color="#4f81bd" loext:opacity="100%" fo:font-size="20pt" fo:language="es" fo:country="ES" style:text-underline-style="solid" style:text-underline-width="auto" style:text-underline-color="font-color" fo:font-weight="bold" style:font-size-asian="20pt" style:language-asian="es" style:country-asian="ES" style:font-weight-asian="bold" style:font-size-complex="20pt"/>
    </style:style>
    <style:style style:name="P2" style:family="paragraph" style:parent-style-name="Header">
      <style:text-properties fo:color="#365f91" loext:opacity="100%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weight="bold" style:font-weight-asian="bold"/>
    </style:style>
    <style:style style:name="P4" style:family="paragraph" style:parent-style-name="Standard">
      <style:text-properties text:display="none"/>
    </style:style>
    <style:style style:name="P5" style:family="paragraph" style:parent-style-name="Standard">
      <style:text-properties officeooo:paragraph-rsid="0018d1ae"/>
    </style:style>
    <style:style style:name="P6" style:family="paragraph" style:parent-style-name="Standard">
      <style:text-properties fo:color="#0000ff" loext:opacity="100%" style:font-name="Courier New" fo:language="en" fo:country="US" officeooo:paragraph-rsid="0018d1ae" style:font-name-complex="Courier New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a533" officeooo:paragraph-rsid="001ea533" style:font-weight-asian="bold" style:font-weight-complex="bold"/>
    </style:style>
    <style:style style:name="P8" style:family="paragraph" style:parent-style-name="Standard">
      <style:text-properties officeooo:paragraph-rsid="0021d041"/>
    </style:style>
    <style:style style:name="P9" style:family="paragraph" style:parent-style-name="Standard">
      <style:text-properties style:text-underline-style="none" fo:font-weight="normal" officeooo:rsid="001ff09c" officeooo:paragraph-rsid="001ea533" style:font-weight-asian="normal" style:font-weight-complex="normal"/>
    </style:style>
    <style:style style:name="P10" style:family="paragraph" style:parent-style-name="Standard">
      <style:text-properties officeooo:rsid="0018d1ae" officeooo:paragraph-rsid="0018d1ae"/>
    </style:style>
    <style:style style:name="P11" style:family="paragraph" style:parent-style-name="Standard">
      <style:text-properties officeooo:paragraph-rsid="002e6aa6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font-name="inherit" fo:font-size="8.85000038146973pt" fo:letter-spacing="normal" fo:font-style="normal" fo:font-weight="normal" loext:padding="0cm" loext:border="none"/>
    </style:style>
    <style:style style:name="P15" style:family="paragraph" style:parent-style-name="Predeterminado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fo:padding="0cm" fo:border="none"/>
      <style:text-properties fo:font-variant="normal" fo:text-transform="none" fo:color="#000000" loext:opacity="100%" style:font-name="inherit" fo:font-size="8.85000038146973pt" fo:letter-spacing="normal" fo:font-style="normal" fo:font-weight="normal" officeooo:paragraph-rsid="00212cb6" loext:padding="0cm" loext:border="none"/>
    </style:style>
    <style:style style:name="P16" style:family="paragraph" style:parent-style-name="Predeterminado">
      <style:paragraph-properties fo:margin-top="0cm" fo:margin-bottom="0cm" style:contextual-spacing="false" style:line-height-at-least="0.176cm" fo:text-align="end" style:justify-single-word="false" fo:break-before="column"/>
      <style:text-properties style:font-name="Inherit" fo:font-size="8.80000019073486pt" officeooo:paragraph-rsid="00212cb6" style:font-size-asian="8.80000019073486pt" style:font-size-complex="8.80000019073486pt"/>
    </style:style>
    <style:style style:name="P17" style:family="paragraph" style:parent-style-name="Predeterminado">
      <style:paragraph-properties fo:margin-top="0cm" fo:margin-bottom="0cm" style:contextual-spacing="false" style:line-height-at-least="0.176cm" fo:text-align="end" style:justify-single-word="false"/>
      <style:text-properties style:font-name="Inherit" fo:font-size="8.80000019073486pt" officeooo:paragraph-rsid="00212cb6" style:font-size-asian="8.80000019073486pt" style:font-size-complex="8.80000019073486pt"/>
    </style:style>
    <style:style style:name="P18" style:family="paragraph" style:parent-style-name="Text_20_body">
      <style:text-properties officeooo:paragraph-rsid="00263068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 style:list-style-name="WW8Num6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 style:list-style-name="L1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L2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L3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list-style-name="L1">
      <style:paragraph-properties fo:margin-left="0.751cm" fo:margin-right="0cm" fo:text-align="justify" style:justify-single-word="false" fo:text-indent="-0.751cm" style:auto-text-indent="false"/>
    </style:style>
    <style:style style:name="P25" style:family="paragraph" style:parent-style-name="Standard">
      <style:text-properties style:text-underline-style="none" fo:font-weight="normal" officeooo:rsid="0021d041" officeooo:paragraph-rsid="0021d04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2f6be" officeooo:paragraph-rsid="0032f6be" style:font-weight-asian="normal" style:font-weight-complex="normal"/>
    </style:style>
    <style:style style:name="P27" style:family="paragraph" style:parent-style-name="Text_20_body">
      <style:paragraph-properties fo:margin-top="0.101cm" fo:margin-bottom="0.347cm" style:contextual-spacing="false" fo:line-height="150%"/>
      <style:text-properties style:text-underline-style="none" fo:font-weight="normal" officeooo:rsid="0032f6be" officeooo:paragraph-rsid="0032f6be" style:font-weight-asian="normal" style:font-weight-complex="normal"/>
    </style:style>
    <style:style style:name="P28" style:family="paragraph" style:parent-style-name="Text_20_body">
      <style:paragraph-properties fo:margin-top="0.101cm" fo:margin-bottom="0.347cm" style:contextual-spacing="false" fo:line-height="150%"/>
      <style:text-properties style:font-name="Calibri" fo:font-size="11pt" style:text-underline-style="none" fo:font-weight="normal" officeooo:rsid="003312f7" officeooo:paragraph-rsid="003312f7" style:font-size-asian="9.60000038146973pt" style:font-weight-asian="normal" style:font-size-complex="11pt" style:font-weight-complex="normal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solid" draw:fill-color="#a7bfde"/>
      <style:paragraph-properties style:writing-mode="lr-tb"/>
    </style:style>
    <style:style style:name="P31" style:family="paragraph">
      <loext:graphic-properties draw:fill="solid" draw:fill-color="#d3dfee"/>
      <style:paragraph-properties style:writing-mode="lr-tb"/>
    </style:style>
    <style:style style:name="P32" style:family="paragraph">
      <loext:graphic-properties draw:fill="solid" draw:fill-color="#7ba0cd"/>
      <style:paragraph-properties fo:margin-top="0cm" fo:margin-bottom="0.353cm" fo:line-height="115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30161b" style:font-size-asian="10pt" style:font-name-complex="Arial" style:font-size-complex="10pt"/>
    </style:style>
    <style:style style:name="T3" style:family="text">
      <style:text-properties style:font-name="Arial" fo:font-size="10pt" officeooo:rsid="00305bc8" style:font-size-asian="10pt" style:font-name-complex="Arial" style:font-size-complex="10pt"/>
    </style:style>
    <style:style style:name="T4" style:family="text">
      <style:text-properties style:font-name="Arial" fo:font-size="10pt" officeooo:rsid="0037d6ee" style:font-size-asian="10pt" style:font-name-complex="Arial" style:font-size-complex="10pt"/>
    </style:style>
    <style:style style:name="T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ff09c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1d04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6306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63068" style:font-weight-asian="bold"/>
    </style:style>
    <style:style style:name="T1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3" style:family="text">
      <style:text-properties fo:color="#0000ff" loext:opacity="100%" style:font-name="Courier New" style:font-name-complex="Courier New"/>
    </style:style>
    <style:style style:name="T14" style:family="text">
      <style:text-properties fo:color="#0000ff" loext:opacity="100%" style:font-name="Courier New" fo:language="en" fo:country="US" style:font-name-complex="Courier New"/>
    </style:style>
    <style:style style:name="T15" style:family="text">
      <style:text-properties fo:color="#800000" loext:opacity="100%" style:font-name="Courier New" style:font-name-complex="Courier New"/>
    </style:style>
    <style:style style:name="T16" style:family="text">
      <style:text-properties fo:color="#800000" loext:opacity="100%" style:font-name="Courier New" fo:language="en" fo:country="US" style:font-name-complex="Courier New"/>
    </style:style>
    <style:style style:name="T17" style:family="text">
      <style:text-properties fo:color="#800000" loext:opacity="100%" style:font-name="Courier New" fo:language="en" fo:country="US" officeooo:rsid="002e6aa6" style:font-name-complex="Courier New"/>
    </style:style>
    <style:style style:name="T18" style:family="text">
      <style:text-properties officeooo:rsid="001c68a9"/>
    </style:style>
    <style:style style:name="T19" style:family="text">
      <style:text-properties officeooo:rsid="001ca560"/>
    </style:style>
    <style:style style:name="T20" style:family="text">
      <style:text-properties officeooo:rsid="001ea533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ff09c" style:font-weight-asian="normal" style:font-weight-complex="normal"/>
    </style:style>
    <style:style style:name="T23" style:family="text">
      <style:text-properties style:text-underline-style="none" fo:font-weight="normal" officeooo:rsid="0021d041" style:font-weight-asian="normal" style:font-weight-complex="normal"/>
    </style:style>
    <style:style style:name="T24" style:family="text">
      <style:text-properties style:text-underline-style="none" fo:font-weight="normal" officeooo:rsid="002e6aa6" style:font-weight-asian="normal" style:font-weight-complex="normal"/>
    </style:style>
    <style:style style:name="T25" style:family="text">
      <style:text-properties style:text-underline-style="none" fo:font-weight="normal" officeooo:rsid="0032f6be" style:font-weight-asian="normal" style:font-weight-complex="normal"/>
    </style:style>
    <style:style style:name="T26" style:family="text">
      <style:text-properties officeooo:rsid="00212cb6"/>
    </style:style>
    <style:style style:name="T27" style:family="text">
      <style:text-properties fo:font-variant="normal" fo:text-transform="none" fo:language="es" fo:country="ES"/>
    </style:style>
    <style:style style:name="T28" style:family="text">
      <style:text-properties fo:font-variant="normal" fo:text-transform="none" fo:color="#000000" loext:opacity="100%" style:font-name="Calibri" fo:font-size="11pt" fo:letter-spacing="normal" fo:language="es" fo:country="ES" fo:font-style="normal" fo:font-weight="normal" style:font-size-asian="11pt" style:font-size-complex="11pt"/>
    </style:style>
    <style:style style:name="T29" style:family="text">
      <style:text-properties fo:font-variant="normal" fo:text-transform="none" fo:color="#000000" loext:opacity="100%" style:font-name="Calibri" fo:font-size="11pt" fo:letter-spacing="normal" fo:language="es" fo:country="ES" fo:font-style="normal" fo:font-weight="normal" officeooo:rsid="00263068" style:font-size-asian="11pt" style:font-size-complex="11pt"/>
    </style:style>
    <style:style style:name="T30" style:family="text">
      <style:text-properties fo:font-variant="normal" fo:text-transform="none" fo:color="#000000" loext:opacity="100%" style:font-name="Calibri" fo:font-size="11pt" fo:letter-spacing="normal" fo:language="es" fo:country="ES" fo:font-style="normal" fo:font-weight="normal" officeooo:rsid="0030b654" style:font-size-asian="11pt" style:font-size-complex="11pt"/>
    </style:style>
    <style:style style:name="T31" style:family="text">
      <style:text-properties fo:language="es" fo:country="ES"/>
    </style:style>
    <style:style style:name="T32" style:family="text">
      <style:text-properties style:use-window-font-color="true" loext:opacity="0%" style:font-name="Courier New" fo:language="en" fo:country="US" style:font-name-complex="Courier New"/>
    </style:style>
    <style:style style:name="T33" style:family="text">
      <style:text-properties officeooo:rsid="0023cea9"/>
    </style:style>
    <style:style style:name="T34" style:family="text">
      <style:text-properties officeooo:rsid="00263068"/>
    </style:style>
    <style:style style:name="T35" style:family="text">
      <style:text-properties officeooo:rsid="00281268"/>
    </style:style>
    <style:style style:name="T36" style:family="text">
      <style:text-properties officeooo:rsid="002c8de5"/>
    </style:style>
    <style:style style:name="T37" style:family="text">
      <style:text-properties officeooo:rsid="002e6aa6"/>
    </style:style>
    <style:style style:name="T38" style:family="text">
      <style:text-properties officeooo:rsid="0030b654"/>
    </style:style>
    <style:style style:name="T39" style:family="text">
      <style:text-properties officeooo:rsid="0032f6be"/>
    </style:style>
    <style:style style:name="T40" style:family="text">
      <style:text-properties officeooo:rsid="003535df"/>
    </style:style>
    <style:style style:name="T41" style:family="text">
      <style:text-properties officeooo:rsid="0036e50d"/>
    </style:style>
    <style:style style:name="T42" style:family="text">
      <style:text-properties officeooo:rsid="00374294"/>
    </style:style>
    <style:style style:name="T43" style:family="text">
      <style:text-properties officeooo:rsid="0037d6e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ccff" draw:fill="solid" draw:fill-color="#99ccff" draw:fill-image-width="0cm" draw:fill-image-height="0cm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image text:level="1">
        <style:list-level-properties text:list-level-position-and-space-mode="label-alignment" style:vertical-pos="middle" style:vertical-rel="line">
          <style:list-level-label-alignment text:label-followed-by="listtab" fo:text-indent="-0.635cm" fo:margin-left="0.116cm"/>
        </style:list-level-properties>
      </text:list-level-style-image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9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>
        <style:list-level-properties text:list-level-position-and-space-mode="label-alignment" style:vertical-pos="middle" style:vertical-rel="line">
          <style:list-level-label-alignment text:label-followed-by="listtab" fo:text-indent="-0.635cm" fo:margin-left="0.116cm"/>
        </style:list-level-properties>
      </text:list-level-style-image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15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>
        <style:list-level-properties text:list-level-position-and-space-mode="label-alignment" style:vertical-pos="middle" style:vertical-rel="line">
          <style:list-level-label-alignment text:label-followed-by="listtab" fo:text-indent="-0.635cm" fo:margin-left="0.116cm"/>
        </style:list-level-properties>
      </text:list-level-style-image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a7bfd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none" draw:fill="solid" draw:fill-color="#a7bfde" draw:textarea-horizontal-align="left" draw:textarea-vertical-align="top" draw:auto-grow-height="false" fo:min-height="4.108cm" fo:min-width="3.33cm" fo:padding-top="0.229cm" fo:padding-bottom="0.229cm" fo:padding-left="0.441cm" fo:padding-right="0.441cm" fo:wrap-option="wrap" draw:shadow-color="#808080" style:run-through="background"/>
    </style:style>
    <style:style style:name="gr6" style:family="graphic">
      <style:graphic-properties draw:stroke="none" draw:fill="solid" draw:fill-color="#d3dfee" draw:textarea-horizontal-align="left" draw:textarea-vertical-align="top" draw:auto-grow-height="false" fo:min-height="2.932cm" fo:min-width="2.655cm" fo:padding-top="0.229cm" fo:padding-bottom="0.229cm" fo:padding-left="0.441cm" fo:padding-right="0.441cm" fo:wrap-option="wrap" draw:shadow-color="#808080" style:run-through="background"/>
    </style:style>
    <style:style style:name="gr7" style:family="graphic">
      <style:graphic-properties draw:stroke="none" draw:fill="solid" draw:fill-color="#7ba0cd" draw:textarea-horizontal-align="justify" draw:textarea-vertical-align="middle" draw:auto-grow-height="false" draw:auto-grow-width="false" fo:min-height="2.563cm" fo:min-width="2.674cm" fo:padding-top="0cm" fo:padding-bottom="0cm" fo:padding-left="0cm" fo:padding-right="0cm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><draw:frame draw:style-name="fr1" draw:name="Frame1" text:anchor-type="char" svg:x="-1.39cm" svg:y="0.319cm" svg:width="17.066cm" svg:height="1.011cm" draw:z-index="3"><draw:text-box><text:p text:style-name="P3">NORMAS GENERALES PARA L<text:span text:style-name="T38">A PRÁCTICA</text:span></text:p></draw:text-box></draw:frame></text:p>
      <text:p text:style-name="Standard"/>
      <text:list xml:id="list3606562165" text:style-name="WW8Num6">
        <text:list-item>
          <text:p text:style-name="P20">Condiciones de entrega</text:p>
        </text:list-item>
      </text:list>
      <text:list text:style-name="L1">
        <text:list-item>
          <text:list>
            <text:list-item>
              <text:p text:style-name="P21">Se dispone de <text:span text:style-name="T39">2</text:span> sesi<text:span text:style-name="T39">o</text:span><text:span text:style-name="T36">n</text:span><text:span text:style-name="T39">es</text:span> para realizar las actividades de desarrollo <text:span text:style-name="T39">de esta práctica</text:span>. <text:span text:style-name="T18">Se entregarán en la fecha indicada.</text:span> <text:span text:style-name="T20">La ejercicios entregados fuera de fecha no se corregirán.</text:span></text:p>
            </text:list-item>
            <text:list-item>
              <text:p text:style-name="P21">La entrega de todas las actividades se hará <text:span text:style-name="T39">en la plataforma aules</text:span> </text:p>
            </text:list-item>
            <text:list-item>
              <text:p text:style-name="P24"><text:span text:style-name="T1">El archivo deberá nombrarse con el nombre del alumno y primer apellido seguido de la frase “-</text:span><text:span text:style-name="T3">práctica</text:span><text:span text:style-name="T1">1-UT1”</text:span><text:span text:style-name="T5">.</text:span><text:span text:style-name="T1"> </text:span><text:span text:style-name="T2">El nombre y apellidos se </text:span><text:span text:style-name="T4">separarán</text:span><text:span text:style-name="T2"> con </text:span><text:span text:style-name="T3">un guión.</text:span></text:p>
            </text:list-item>
          </text:list>
        </text:list-item>
      </text:list>
      <text:list xml:id="list94436157133362" text:continue-list="list3606562165" text:style-name="WW8Num6">
        <text:list-item>
          <text:p text:style-name="P20">Condiciones de corrección</text:p>
        </text:list-item>
      </text:list>
      <text:list text:style-name="L2">
        <text:list-item>
          <text:list>
            <text:list-item>
              <text:p text:style-name="P22">Las actividades se deben realizarse con un procesador de texto, <text:span text:style-name="T34">dentro de este mismo documento.</text:span></text:p>
            </text:list-item>
            <text:list-item>
              <text:p text:style-name="P22">Si se detecta copia en alguna actividad se suspenderá automáticamente la unidad de didáctica a todos los alumnos implicados.</text:p>
            </text:list-item>
            <text:list-item>
              <text:p text:style-name="P22">Si se detecta copia de alguna página web de internet, automáticamente se suspenderá la actividad copiada.</text:p>
            </text:list-item>
          </text:list>
        </text:list-item>
      </text:list>
      <text:list xml:id="list94435375024424" text:continue-list="list94436157133362" text:style-name="WW8Num6">
        <text:list-item>
          <text:p text:style-name="P20">Calificación</text:p>
        </text:list-item>
      </text:list>
      <text:list text:style-name="L3">
        <text:list-item>
          <text:list>
            <text:list-item>
              <text:p text:style-name="P23">Existen <text:span text:style-name="T43">seis</text:span> actividades que se puntuarán con un total de <text:span text:style-name="T19">10 </text:span>puntos. <text:span text:style-name="T43">Todas las</text:span> actividad<text:span text:style-name="T43">es</text:span> tiene el mismo valor.<draw:connector text:anchor-type="char" draw:z-index="4" draw:name="Shape2" draw:style-name="gr1" draw:text-style-name="P29" draw:type="line" svg:x1="-0.923cm" svg:y1="1.236cm" svg:x2="15.903cm" svg:y2="1.24cm" svg:d="M-923 1236l16826 4" svg:viewBox="0 0 16828 5"><text:p/></draw:connector></text:p>
            </text:list-item>
          </text:list>
        </text:list-item>
      </text:list>
      <text:p text:style-name="P12"/>
      <text:p text:style-name="Standard"><text:span text:style-name="T6">Ejercicio 1.</text:span> HTML es un lenguaje de marcas pensado para realizar páginas web principalmente. Muchas veces el código HTML es visible desde el navegador. Indica a continuación cómo puedes en Mozilla Firefox ver el código HTML <text:span text:style-name="T35">de las varias maneras posibles que existen</text:span>. <text:span text:style-name="T34">Adjunta capturas de pantallas indicando los pasos detalladamente. ¿Puedes hacer esto con otros navegadores? Justifica tu respuesta.</text:span></text:p>
      <text:p text:style-name="Standard"><text:span text:style-name="T6">Ejercicio </text:span><text:span text:style-name="T11">2</text:span><text:span text:style-name="T6">.</text:span> <text:span text:style-name="T37">Los lenguajes de marcas, según la teoría, los podemos clasificar en tres categorías. </text:span>Pon <text:span text:style-name="T37">dos</text:span> ejemplo de cada un<text:span text:style-name="T37">a</text:span> de l<text:span text:style-name="T37">as categorías</text:span> de lenguajes de marcas vistos en clase.</text:p>
      <text:p text:style-name="Standard"><text:span text:style-name="T6">Ejercicio </text:span><text:span text:style-name="T11">3</text:span><text:span text:style-name="T6">.</text:span> Identifica las diferentes etiquetas, atributos y elementos en el fragmento de documento que se muestra a continuación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/>
            <text:p text:style-name="P5"><text:span text:style-name="T14">&lt;</text:span><text:span text:style-name="T16">note </text:span><text:span text:style-name="T17">date=”01-01-2030”</text:span><text:span text:style-name="T14">&gt;</text:span></text:p>
            <text:p text:style-name="P5"><text:span text:style-name="T32"><text:s text:c="4"/></text:span><text:span text:style-name="T14">&lt;</text:span><text:span text:style-name="T16">to</text:span><text:span text:style-name="T14">&gt;</text:span><text:span text:style-name="T12">Tove</text:span><text:span text:style-name="T14">&lt;/</text:span><text:span text:style-name="T16">to</text:span><text:span text:style-name="T14">&gt;</text:span></text:p>
            <text:p text:style-name="P11"><text:span text:style-name="T14"><text:s text:c="4"/>&lt;</text:span><text:span text:style-name="T16">from</text:span><text:span text:style-name="T14">&gt;</text:span><text:span text:style-name="T12">Jani</text:span><text:span text:style-name="T14">&lt;/</text:span><text:span text:style-name="T16">from</text:span><text:span text:style-name="T14">&gt;</text:span></text:p>
            <text:p text:style-name="P11"><text:span text:style-name="T14"><text:s text:c="4"/>&lt;</text:span><text:span text:style-name="T16">heading</text:span><text:span text:style-name="T14">&gt;</text:span><text:span text:style-name="T12">Reminder</text:span><text:span text:style-name="T14">&lt;/</text:span><text:span text:style-name="T16">heading</text:span><text:span text:style-name="T14">&gt;</text:span></text:p>
            <text:p text:style-name="P11"><text:span text:style-name="T14"><text:s text:c="4"/>&lt;</text:span><text:span text:style-name="T16">body priority=”1”</text:span><text:span text:style-name="T14">&gt;</text:span><text:span text:style-name="T12">Don't forget me this weekend!</text:span><text:span text:style-name="T14">&lt;/</text:span><text:span text:style-name="T16">body</text:span><text:span text:style-name="T14">&gt;</text:span></text:p>
            <text:p text:style-name="P5"><text:span text:style-name="T13">&lt;/</text:span><text:span text:style-name="T15">note</text:span><text:span text:style-name="T13">&gt;</text:span>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</table:table-row>
      </table:table>
      <text:p text:style-name="P10"/>
      <text:p text:style-name="P7">Ejercicio <text:span text:style-name="T34">4</text:span><text:span text:style-name="T21">. </text:span><text:span text:style-name="T22">Crea tu propio lenguaje de marcas para almacenar la siguiente información </text:span><text:span text:style-name="T24">usando </text:span><text:span text:style-name="T25">como sintaxis de marcas</text:span><text:span text:style-name="T24"> etiquetas y atributos</text:span><text:span text:style-name="T22">: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text:span text:style-name="T33">Abogados Legalísimos</text:span> </text:p>
            <text:p text:style-name="P17">C/ Mayor, 23 </text:p>
            <text:p text:style-name="P17">46800 </text:p>
            <text:p text:style-name="P17">Xàtiva <text:s/></text:p>
            <text:p text:style-name="P17">20/07/20<text:span text:style-name="T26">17</text:span> </text:p>
            <text:p text:style-name="P15"><text:s/></text:p>
            <text:p text:style-name="P14"/>
            <text:p text:style-name="P14">Estimado señor Ramírez:</text:p>
            <text:p text:style-name="P14"><text:s text:c="14"/>Le solicité un defensor de oficio [un abogado gratuito] el 15 de marzo último. Por teléfono, usted me aseguró que se designaría uno alrededor del 15 de abril. Al día de hoy todavía no recibo noticias al respecto.</text:p>
            <text:p text:style-name="P14"><text:s text:c="16"/>¿Podría tener la amabilidad de reconsiderar mi expediente para acelerar los trámites? Mi situación financiera es extremadamente difícil. Me urge cobrar la indemnización por despido porque no tengo ningún ingreso.</text:p>
            <text:p text:style-name="P14"><text:soft-page-break/>Atentamente</text:p>
            <text:p text:style-name="P13"/>
          </table:table-cell>
        </table:table-row>
      </table:table>
      <text:p text:style-name="P9"/>
      <text:p text:style-name="P8"><text:span text:style-name="T8">E</text:span><text:span text:style-name="T9">jercicio </text:span><text:span text:style-name="T10">5</text:span><text:span text:style-name="T9">.</text:span><text:span text:style-name="T23"> <text:s/></text:span><text:span text:style-name="T28">Los lenguajes de marcas se utilizan para... </text:span><text:span text:style-name="T29">Indica </text:span><text:span text:style-name="T30">la respuesta correcta e intenta razonarla.</text:span></text:p>
      <text:section text:style-name="Sect1" text:name="answer-7_66">
        <text:section text:style-name="Sect1" text:name="taans7_66">
          <text:p text:style-name="Text_20_body"><text:span text:style-name="T31">a)</text:span><text:span text:style-name="T27"> </text:span><text:span text:style-name="T31">Dar formato a los documentos de texto.</text:span></text:p>
        </text:section>
      </text:section>
      <text:section text:style-name="Sect1" text:name="answer-7_83">
        <text:section text:style-name="Sect1" text:name="taans7_83">
          <text:p text:style-name="P18"><text:span text:style-name="T31">b)</text:span><text:span text:style-name="T27"> Permitir el intercambio de ficheros entre diferentes aplicaciones y plataformas.</text:span></text:p>
        </text:section>
      </text:section>
      <text:section text:style-name="Sect1" text:name="answer-7_86">
        <text:section text:style-name="Sect1" text:name="taans7_86">
          <text:p text:style-name="P18"><text:span text:style-name="T31">c)</text:span><text:span text:style-name="T27"> Definir la estructura de los datos de un documento.</text:span></text:p>
        </text:section>
      </text:section>
      <text:section text:style-name="Sect1" text:name="answer-7_89">
        <text:section text:style-name="Sect1" text:name="taans7_89">
          <text:p text:style-name="Text_20_body"><text:span text:style-name="T31">d)</text:span><text:span text:style-name="T27"> </text:span><text:span text:style-name="T31">Todas las anteriores.</text:span></text:p>
        </text:section>
      </text:section>
      <text:p text:style-name="P25"/>
      <text:p text:style-name="P26"><text:span text:style-name="T7">Ejercicio 6.</text:span> Completa:</text:p>
      <text:p text:style-name="P28">Para poder comunicarse en Internet es imprescindible tener una dirección _____________, por ejemplo, si yo quiero acceder a un servidor web para que me proporcione una página web necesito tener una dirección asignada y saber la dirección de ese servidor. Esta dirección es un número que permite identificar cada dispositivo en una red TCP/IP como es internet. </text:p>
      <text:p text:style-name="P28">Mi dirección IP es ____________________ y la he averiguado __________________________ _________________________________________________________________________________________________________________________________________________________. <text:span text:style-name="T40">He intentado acceder a la </text:span><text:span text:style-name="T42">dirección</text:span><text:span text:style-name="T40"> </text:span><text:span text:style-name="T42">http://</text:span><text:a xlink:type="simple" xlink:href="http://www.iesdoctorbalmis.com/" text:style-name="Internet_20_link" text:visited-style-name="Visited_20_Internet_20_Link"><text:span text:style-name="T40">www.iesdoctorbalmis.com</text:span></text:a><text:span text:style-name="T40"> cuya dirección IP es ________________________________ y la he averiguado con _______________________________________________. </text:span><text:span text:style-name="T41">Cuando he accedido a esa página he he recibido entre otros documentos los documentos: ______________________________ ____________________________________________________________________________. </text:span><text:span text:style-name="T43">Ante esta petición yo estoy actuando como ____________________________ y el ordenador donde están alojadas las páginas que obtengo como ______________________________.</text:span></text:p>
      <text:p text:style-name="P27"/>
      <text:p text:style-name="P4"><text:bookmark text:name="_PictureBullet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roman"/>
    <style:font-face style:name="Inherit" svg:font-family="Inheri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>
      <style:paragraph-properties fo:hyphenation-ladder-count="no-limit">
        <style:tab-stops>
          <style:tab-stop style:position="1.249cm"/>
        </style:tab-stops>
      </style:paragraph-properties>
      <style:text-properties style:font-name="Calibri1" fo:font-family="Calibri" style:font-family-generic="swiss" style:font-pitch="variable" style:font-name-asian="Droid Sans Fallback" style:font-family-asian="'Droid Sans Fallback'" style:font-family-generic-asian="roman" style:language-asian="en" style:country-asian="US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fo:color="#000000" loext:opacity="100%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loext:opacity="100%" style:font-name="Symbol" fo:font-family="Symbol" style:font-family-generic="roman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asian="Calibri1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00" loext:opacity="100%" style:font-name="Symbol" fo:font-family="Symbol" style:font-family-generic="roman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9z1" style:family="text">
      <style:text-properties fo:color="#000000" loext:opacity="100%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loext:opacity="100%" style:font-name="Symbol" fo:font-family="Symbol" style:font-family-generic="roman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fo:color="#000000" loext:opacity="100%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Fuente_20_de_20_párrafo_20_predeter." style:display-name="Fuente de párrafo predeter." style:family="text"/>
    <style:style style:name="il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_20_Car_20_Car2" style:display-name=" Car Car2" style:family="text" style:parent-style-name="Fuente_20_de_20_párrafo_20_predeter.">
      <style:text-properties fo:font-size="11pt" style:font-size-asian="11pt" style:font-size-complex="11pt"/>
    </style:style>
    <style:style style:name="_20_Car_20_Car1" style:display-name=" Car Car1" style:family="text" style:parent-style-name="Fuente_20_de_20_párrafo_20_predeter.">
      <style:text-properties fo:font-size="11pt" style:font-size-asian="11pt" style:font-size-complex="11pt"/>
    </style:style>
    <style:style style:name="_20_Car_20_Car" style:display-name=" Car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4" style:display-name=" Car Car4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_20_Car_20_Car3" style:display-name=" Car Car3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devicetitle" style:family="text" style:parent-style-name="Fuente_20_de_20_párrafo_20_predeter."/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image text:level="1" xlink:href="Pictures/100000010000000C0000000C551750D4A8E7375C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0010000000C0000000C16B2FB2DE22DAF00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image text:level="1" xlink:href="Pictures/100000010000000C0000000C551750D4A8E7375C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number text:level="3" text:style-name="WW8Num6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image text:level="1" xlink:href="Pictures/100000010000000C0000000C551750D4A8E7375C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0010000000C0000000C16B2FB2DE22DAF00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9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0z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0z6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loext:num-list-format="%4%.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loext:num-list-format="%7%.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image text:level="1" xlink:href="Pictures/100000010000000C0000000C551750D4A8E7375C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0010000000C0000000C16B2FB2DE22DAF00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number text:level="3" text:style-name="WW8Num15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4f81bd" loext:opacity="100%" fo:font-size="20pt" fo:language="es" fo:country="ES" style:text-underline-style="solid" style:text-underline-width="auto" style:text-underline-color="font-color" fo:font-weight="bold" style:font-size-asian="20pt" style:language-asian="es" style:country-asian="ES" style:font-weight-asian="bold" style:font-size-complex="20pt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a7bfde"/>
      <style:paragraph-properties style:writing-mode="lr-tb"/>
    </style:style>
    <style:style style:name="MP4" style:family="paragraph">
      <loext:graphic-properties draw:fill="solid" draw:fill-color="#d3dfee"/>
      <style:paragraph-properties style:writing-mode="lr-tb"/>
    </style:style>
    <style:style style:name="MP5" style:family="paragraph">
      <loext:graphic-properties draw:fill="solid" draw:fill-color="#7ba0cd"/>
      <style:paragraph-properties fo:margin-top="0cm" fo:margin-bottom="0.353cm" fo:line-height="115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MP6" style:family="paragraph" style:parent-style-name="Header">
      <style:text-properties fo:color="#365f91" loext:opacity="100%" fo:font-size="20pt" style:font-size-asian="20pt" style:font-size-complex="20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a7bfd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none" draw:fill="solid" draw:fill-color="#a7bfde" draw:textarea-horizontal-align="left" draw:textarea-vertical-align="top" draw:auto-grow-height="false" fo:min-height="4.108cm" fo:min-width="3.33cm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solid" draw:fill-color="#d3dfee" draw:textarea-horizontal-align="left" draw:textarea-vertical-align="top" draw:auto-grow-height="false" fo:min-height="2.932cm" fo:min-width="2.655cm" fo:padding-top="0.229cm" fo:padding-bottom="0.229cm" fo:padding-left="0.441cm" fo:padding-right="0.441cm" fo:wrap-option="wrap" draw:shadow-color="#808080" style:run-through="background"/>
    </style:style>
    <style:style style:name="Mgr6" style:family="graphic">
      <style:graphic-properties draw:stroke="none" draw:fill="solid" draw:fill-color="#7ba0cd" draw:textarea-horizontal-align="justify" draw:textarea-vertical-align="middle" draw:auto-grow-height="false" draw:auto-grow-width="false" fo:min-height="2.563cm" fo:min-width="2.674cm" fo:padding-top="0cm" fo:padding-bottom="0cm" fo:padding-left="0cm" fo:padding-right="0cm" fo:wrap-option="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2" draw:name="Shape1" draw:style-name="Mgr1"><draw:connector draw:style-name="Mgr2" draw:text-style-name="MP2" draw:type="line" svg:x1="10.213cm" svg:y1="0.025cm" svg:x2="18.06cm" svg:y2="3.434cm" svg:d="M10213 25l7847 3409" svg:viewBox="0 0 7849 3411"><text:p/></draw:connector><draw:g draw:style-name="Mgr3"><draw:custom-shape draw:style-name="Mgr4" draw:text-style-name="MP3" svg:width="4.213cm" svg:height="4.567cm" draw:transform="rotate (-1.5707963267949) translate (20.9520972222222cm 0.00369444444444457cm)"><text:p/><draw:enhanced-geometry svg:viewBox="0 0 6418 6670" draw:mirror-vertical="true" draw:mirror-horizontal="true" draw:type="non-primitive" draw:enhanced-path="M 6418 1185 L 6418 6670 1809 6669 C 974 5889 0 3958 1407 1987 2830 0 5591 411 6418 1185 Z N"/></draw:custom-shape><draw:custom-shape draw:style-name="Mgr5" draw:text-style-name="MP4" svg:width="3.537cm" svg:height="3.391cm" draw:transform="rotate (3.12064870256586) translate (20.5481666666667cm 3.68140277777778cm)"><text:p/>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Mgr6" draw:text-style-name="MP5" svg:width="2.675cm" svg:height="2.537cm" draw:transform="rotate (3.12064870256586) translate (19.9880138888889cm 3.62672222222222cm)"><text:p/><draw:enhanced-geometry svg:viewBox="0 0 21600 21600" draw:mirror-vertical="false" draw:text-rotate-angle="91.2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draw:g>Lenguajes de marcas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ra de ordenadores</dc:title>
    <meta:initial-creator>Carmen</meta:initial-creator>
    <meta:creation-date>2009-10-05T15:47:00</meta:creation-date>
    <dc:date>2023-05-04T09:44:33.628014424</dc:date>
    <meta:print-date>2010-10-01T20:18:00</meta:print-date>
    <meta:editing-cycles>109</meta:editing-cycles>
    <meta:editing-duration>PT5H22M46S</meta:editing-duration>
    <meta:generator>LibreOffice/7.4.2.3$MacOSX_X86_64 LibreOffice_project/382eef1f22670f7f4118c8c2dd222ec7ad009daf</meta:generator>
    <meta:document-statistic meta:table-count="2" meta:image-count="0" meta:object-count="0" meta:page-count="3" meta:paragraph-count="40" meta:word-count="558" meta:character-count="4008" meta:non-whitespace-character-count="3443"/>
  </office:meta>
</office:document-meta>
</file>